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4f81bd"/>
    </style:style>
    <style:style style:name="T2" style:family="text">
      <style:text-properties fo:font-size="1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4f81bd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4f81bd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 fo:margin-left="18.00pt" fo:text-indent="-18.00pt" fo:margin-top="5.00pt" fo:margin-bottom="6.00pt"/>
    </style:style>
    <style:style style:name="P4" style:family="paragraph">
      <style:paragraph-properties fo:line-height="100.00%" fo:text-align="justify" fo:margin-left="54.00pt" fo:text-indent="0.00pt"/>
    </style:style>
    <text:list-style style:name="L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 fo:margin-top="5.00pt" fo:margin-bottom="6.00pt"/>
    </style:style>
    <style:style style:name="P7" style:family="paragraph">
      <style:paragraph-properties fo:line-height="100.00%" fo:text-align="justify" fo:margin-left="54.00pt" fo:text-indent="0.00pt" fo:margin-top="5.00pt" fo:margin-bottom="6.00pt"/>
    </style:style>
    <style:style style:name="P8" style:family="paragraph">
      <style:paragraph-properties fo:line-height="100.00%" fo:text-align="justify" fo:margin-left="18.00pt" fo:text-indent="-18.00pt" fo:margin-top="5.00pt" fo:margin-bottom="6.00pt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center" fo:margin-top="5.00pt" fo:margin-bottom="5.00p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span text:style-name="T1">CARGA DE UNA PÁGINA WEB</text:span><text:span text:style-name="T2"/></text:p>
      <text:p text:style-name="P2"><text:span text:style-name="T3"/></text:p>
      <text:p text:style-name="P2"><text:span text:style-name="T3">Procesos al ingresar una URL y mostrar el contenido</text:span></text:p>
      <text:p text:style-name="P3"><text:span text:style-name="T4">o<text:tab/></text:span><text:span text:style-name="T5">Ingresar</text:span><text:span text:style-name="T6"><text:s/>la<text:s/></text:span><text:span text:style-name="T7">URL<text:s/></text:span><text:span text:style-name="T8">en el navegador (cliente).</text:span></text:p>
      <text:p text:style-name="P3"><text:span text:style-name="T9">o<text:tab/></text:span><text:span text:style-name="T10">El cliente tiene que<text:s/></text:span><text:span text:style-name="T11">buscar<text:s/></text:span><text:span text:style-name="T12">la<text:s/></text:span><text:span text:style-name="T13">IP<text:s/></text:span><text:span text:style-name="T14">que tiene asociada dicha<text:s/></text:span><text:span text:style-name="T15">URL<text:s/></text:span><text:span text:style-name="T16">(</text:span><text:span text:style-name="T17">DNS<text:s/></text:span><text:span text:style-name="T18">se encarga de esa traducción encuentra la dirección real del servidor, puede estar en local o otro servidor DNS).</text:span></text:p>
      <text:p text:style-name="P4"><text:span text:style-name="T18">Busca en local los archivos<text:s/></text:span><text:span text:style-name="T19">host</text:span><text:span text:style-name="T20">:</text:span></text:p>
      <text:list text:style-name="L5">
        <text:list-item>
          <text:p text:style-name="P5"><text:span text:style-name="T20"><text:tab/>Ubuntu - sudo vim /etc/hosts</text:span></text:p>
        </text:list-item>
        <text:list-item>
          <text:p text:style-name="P6"><text:span text:style-name="T20"><text:tab/>Windows - \system32\drivers\etc</text:span></text:p>
        </text:list-item>
      </text:list>
      <text:p text:style-name="P7"><text:span text:style-name="T20">Si no está en local consulta en</text:span><text:span text:style-name="T21"><text:s/>zonas de autoridad<text:s/></text:span><text:span text:style-name="T22">(información del dominio y nombre de servicios).</text:span></text:p>
      <text:p text:style-name="P8"><text:span text:style-name="T23">o<text:tab/></text:span><text:span text:style-name="T24">El<text:s/></text:span><text:span text:style-name="T25">cliente solicita<text:s/></text:span><text:span text:style-name="T26">una copia de la web al<text:s/></text:span><text:span text:style-name="T27">servidor<text:s/></text:span><text:span text:style-name="T28">(realiza<text:s/></text:span><text:span text:style-name="T29">petición HTTP</text:span><text:span text:style-name="T30">).</text:span></text:p>
      <text:p text:style-name="P8"><text:span text:style-name="T31">o<text:tab/></text:span><text:span text:style-name="T32">Esta petición se realiza mediante Internet utilizado el<text:s/></text:span><text:span text:style-name="T33">protocolo TCP/IP</text:span><text:span text:style-name="T34">.</text:span></text:p>
      <text:p text:style-name="P8"><text:span text:style-name="T35">o<text:tab/></text:span><text:span text:style-name="T36">El<text:s/></text:span><text:span text:style-name="T37">servidor recibe<text:s/></text:span><text:span text:style-name="T38">la<text:s/></text:span><text:span text:style-name="T39">solicitud<text:s/></text:span><text:span text:style-name="T40">y<text:s/></text:span><text:span text:style-name="T41">envía<text:s/></text:span><text:span text:style-name="T42">una<text:s/></text:span><text:span text:style-name="T43">respuesta<text:s/></text:span><text:span text:style-name="T44">(por ejemplo 200 OK) y enviara por trozos los<text:s/></text:span><text:span text:style-name="T45">paquetes de datos<text:s/></text:span><text:span text:style-name="T46">solicitados.</text:span></text:p>
      <text:p text:style-name="P8"><text:span text:style-name="T47">o<text:tab/></text:span><text:span text:style-name="T48">El cliente<text:s/></text:span><text:span text:style-name="T49">recibe los paquetes<text:s/></text:span><text:span text:style-name="T50">y una vez completo lo<text:s/></text:span><text:span text:style-name="T51">muestra<text:s/></text:span><text:span text:style-name="T52">al usuario.</text:span></text:p>
      <text:p text:style-name="P9"><text:span text:style-name="T52"/></text:p>
      <text:p text:style-name="P10"><draw:frame text:anchor-type="as-char" svg:width="138.38mm" svg:height="111.92mm" style:rel-width="scale" style:rel-height="scale"><draw:object-ole xlink:href="OleObj1"/><draw:image xlink:href="ObjectReplacements/OleObj1"/></draw:frame><text:span text:style-name="T54"/></text:p>
      <text:p text:style-name="P11"><text:span text:style-name="T54"/></text:p>
      <text:p text:style-name="P11"><text:span text:style-name="T54"/></text:p>
      <text:p text:style-name="P11"><text:span text:style-name="T54">Para<text:s/></text:span><text:span text:style-name="T55">más información</text:span><text:span text:style-name="T56"><text:s/>sobre el proceso de carga…</text:span></text:p>
      <text:p text:style-name="P11"><draw:frame text:anchor-type="as-char" svg:width="79.11mm" svg:height="59.27mm" style:rel-width="scale" style:rel-height="scale"><draw:object-ole xlink:href="OleObj2"/><draw:image xlink:href="ObjectReplacements/OleObj2"/></draw:frame><text:span text:style-name="T58"/></text:p>
      <text:p text:style-name="P12"><text:a xlink:href="https://definicion.de/dns/"><text:span text:style-name="T59">https://definicion.de/dns/</text:span></text:a><text:span text:style-name="T60"/></text:p>
      <text:p text:style-name="P12"><text:span text:style-name="T60"/></text:p>
      <text:p text:style-name="P12"><text:a xlink:href="https://hostingsaurio.com/servidor-dns/"><text:span text:style-name="T61">https://hostingsaurio.com/servidor-dns/</text:span></text:a><text:span text:style-name="T62"/></text:p>
      <text:p text:style-name="P12"><text:span text:style-name="T62"/></text:p>
      <text:p text:style-name="P12"><text:a xlink:href="https://developer.mozilla.org/es/docs/Learn/Getting_started_with_the_web/C%C3%B3mo_funciona_la_Web"><text:span text:style-name="T63">https://developer.mozilla.org/es/docs/Learn/Getting_started_with_the_web/C%C3%B3mo_funciona_la_Web</text:span></text:a><text:span text:style-name="T64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  <text:p text:style-name="P13"><text:span text:style-name="T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